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Working</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2" table:number-rows-repeated="65510">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2" table:number-rows-repeated="983039">
          <table:table-cell table:number-columns-repeated="3"/>
          <table:table-cell table:content-validation-name="val3"/>
          <table:table-cell table:number-columns-repeated="1020"/>
        </table:table-row>
        <table:table-row table:style-name="ro2">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8">08/02/2011</text:date>, <text:time>14: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08T14:54:57.88</dc:date>
    <dc:creator>A S</dc:creator>
    <meta:editing-duration>P1DT5H48M54S</meta:editing-duration>
    <meta:editing-cycles>38</meta:editing-cycles>
    <meta:generator>LibreOffice/3.3$Win32 LibreOffice_project/330m19$Build-6</meta:generator>
    <meta:document-statistic meta:table-count="1" meta:cell-count="104" meta:object-count="0"/>
  </office:meta>
</office:document-meta>
</file>